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J2:Sheet1.K14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3"/>
          <table:table-cell office:value-type="string" calcext:value-type="string">
            <text:p>Light spectra[nm]</text:p>
          </table:table-cell>
          <table:table-cell office:value-type="string" calcext:value-type="string">
            <text:p>σ_em [mm-1]</text:p>
          </table:table-cell>
          <table:table-cell office:value-type="string" calcext:value-type="string">
            <text:p>σ_pm [mm-1]</text:p>
          </table:table-cell>
          <table:table-cell office:value-type="string" calcext:value-type="string">
            <text:p>σ_base [mm-1]</text:p>
          </table:table-cell>
          <table:table-cell office:value-type="string" calcext:value-type="string">
            <text:p>σ_epi [mm-1]</text:p>
          </table:table-cell>
          <table:table-cell/>
          <table:table-cell office:value-type="string" calcext:value-type="string">
            <text:p>Light spectra[nm]</text:p>
          </table:table-cell>
          <table:table-cell office:value-type="string" calcext:value-type="string">
            <text:p>reflection rate</text:p>
          </table:table-cell>
        </table:table-row>
        <table:table-row table:style-name="ro1">
          <table:table-cell office:value-type="string" calcext:value-type="string">
            <text:p>Hemoglobin fraction [0.001 – 0.1] (unused)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6.6* POWER(10;10 )*POWER( [.D2];-3.33)" office:value-type="float" office:value="202.7947034456" calcext:value-type="float">
            <text:p>202.7947034456</text:p>
          </table:table-cell>
          <table:table-cell table:formula="of:=6.6* POWER(10;10 )*POWER( [.D2];-4.75)" office:value-type="float" office:value="0.0475452414139318" calcext:value-type="float">
            <text:p>0.0475452414139318</text:p>
          </table:table-cell>
          <table:table-cell table:formula="of:=0.0244 + 8.53 *EXP(-([.D2]-154)/66.2 )" office:value-type="float" office:value="0.404168616434896" calcext:value-type="float">
            <text:p>0.404168616434896</text:p>
          </table:table-cell>
          <table:table-cell table:formula="of:=[.B3] * ([.B4]*[.E2] + (1-[.B4])*[.F2])+(1 - [.B3])*[.G2]" office:value-type="float" office:value="42.8740848268076" calcext:value-type="float">
            <text:p>42.8740848268076</text:p>
          </table:table-cell>
          <table:table-cell/>
          <table:table-cell table:formula="of:=[.D2]" office:value-type="float" office:value="360" calcext:value-type="float">
            <text:p>360</text:p>
          </table:table-cell>
          <table:table-cell table:formula="of:=ROUND(POWER(1-[.H2]/100;[.B6]*2)*10000)/10000" office:value-type="float" office:value="0.1065" calcext:value-type="float">
            <text:p>0.1065</text:p>
          </table:table-cell>
        </table:table-row>
        <table:table-row table:style-name="ro1">
          <table:table-cell office:value-type="string" calcext:value-type="string">
            <text:p>Melanin fraction [0 – 0.5]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6.6* POWER(10;10 )*POWER( [.D3];-3.33)" office:value-type="float" office:value="142.785518986134" calcext:value-type="float">
            <text:p>142.785518986134</text:p>
          </table:table-cell>
          <table:table-cell table:formula="of:=6.6* POWER(10;10 )*POWER( [.D3];-4.75)" office:value-type="float" office:value="0.0288243137724582" calcext:value-type="float">
            <text:p>0.0288243137724582</text:p>
          </table:table-cell>
          <table:table-cell table:formula="of:=0.0244 + 8.53 *EXP(-([.D3]-154)/66.2 )" office:value-type="float" office:value="0.231941756567145" calcext:value-type="float">
            <text:p>0.231941756567145</text:p>
          </table:table-cell>
          <table:table-cell table:formula="of:=[.B3] * ([.B4]*[.E3] + (1-[.B4])*[.F3])+(1 - [.B3])*[.G3]" office:value-type="float" office:value="30.1499124049247" calcext:value-type="float">
            <text:p>30.1499124049247</text:p>
          </table:table-cell>
          <table:table-cell/>
          <table:table-cell table:formula="of:=[.D3]" office:value-type="float" office:value="400" calcext:value-type="float">
            <text:p>400</text:p>
          </table:table-cell>
          <table:table-cell table:formula="of:=ROUND(POWER(1-[.H3]/100;[.B6]*2)*10000)/10000"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Melanin type blend [0 – 1]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6.6* POWER(10;10 )*POWER( [.D4];-3.33)" office:value-type="float" office:value="103.955272898814" calcext:value-type="float">
            <text:p>103.955272898814</text:p>
          </table:table-cell>
          <table:table-cell table:formula="of:=6.6* POWER(10;10 )*POWER( [.D4];-4.75)" office:value-type="float" office:value="0.0183292089542069" calcext:value-type="float">
            <text:p>0.0183292089542069</text:p>
          </table:table-cell>
          <table:table-cell table:formula="of:=0.0244 + 8.53 *EXP(-([.D4]-154)/66.2 )" office:value-type="float" office:value="0.137820590472515" calcext:value-type="float">
            <text:p>0.137820590472515</text:p>
          </table:table-cell>
          <table:table-cell table:formula="of:=[.B3] * ([.B4]*[.E4] + (1-[.B4])*[.F4])+(1 - [.B3])*[.G4]" office:value-type="float" office:value="21.9287313508876" calcext:value-type="float">
            <text:p>21.9287313508876</text:p>
          </table:table-cell>
          <table:table-cell/>
          <table:table-cell table:formula="of:=[.D4]" office:value-type="float" office:value="440" calcext:value-type="float">
            <text:p>440</text:p>
          </table:table-cell>
          <table:table-cell table:formula="of:=ROUND(POWER(1-[.H4]/100;[.B6]*2)*10000)/10000" office:value-type="float" office:value="0.3715" calcext:value-type="float">
            <text:p>0.3715</text:p>
          </table:table-cell>
        </table:table-row>
        <table:table-row table:style-name="ro1">
          <table:table-cell office:value-type="string" calcext:value-type="string">
            <text:p>Oiliness [0 – 1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6.6* POWER(10;10 )*POWER( [.D5];-3.33)" office:value-type="float" office:value="77.8055568140907" calcext:value-type="float">
            <text:p>77.8055568140907</text:p>
          </table:table-cell>
          <table:table-cell table:formula="of:=6.6* POWER(10;10 )*POWER( [.D5];-4.75)" office:value-type="float" office:value="0.0121240594710964" calcext:value-type="float">
            <text:p>0.0121240594710964</text:p>
          </table:table-cell>
          <table:table-cell table:formula="of:=0.0244 + 8.53 *EXP(-([.D5]-154)/66.2 )" office:value-type="float" office:value="0.0863838174057863" calcext:value-type="float">
            <text:p>0.0863838174057863</text:p>
          </table:table-cell>
          <table:table-cell table:formula="of:=[.B3] * ([.B4]*[.E5] + (1-[.B4])*[.F5])+(1 - [.B3])*[.G5]" office:value-type="float" office:value="16.4007267684955" calcext:value-type="float">
            <text:p>16.4007267684955</text:p>
          </table:table-cell>
          <table:table-cell/>
          <table:table-cell table:formula="of:=[.D5]" office:value-type="float" office:value="480" calcext:value-type="float">
            <text:p>480</text:p>
          </table:table-cell>
          <table:table-cell table:formula="of:=ROUND(POWER(1-[.H5]/100;[.B6]*2)*10000)/10000" office:value-type="float" office:value="0.4884" calcext:value-type="float">
            <text:p>0.4884</text:p>
          </table:table-cell>
        </table:table-row>
        <table:table-row table:style-name="ro1">
          <table:table-cell office:value-type="string" calcext:value-type="string">
            <text:p>Epidermis thichness [mm]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6.6* POWER(10;10 )*POWER( [.D6];-3.33)" office:value-type="float" office:value="59.6008977231312" calcext:value-type="float">
            <text:p>59.6008977231312</text:p>
          </table:table-cell>
          <table:table-cell table:formula="of:=6.6* POWER(10;10 )*POWER( [.D6];-4.75)" office:value-type="float" office:value="0.00828949460580936" calcext:value-type="float">
            <text:p>0.00828949460580936</text:p>
          </table:table-cell>
          <table:table-cell table:formula="of:=0.0244 + 8.53 *EXP(-([.D6]-154)/66.2 )" office:value-type="float" office:value="0.0582738636802007" calcext:value-type="float">
            <text:p>0.0582738636802007</text:p>
          </table:table-cell>
          <table:table-cell table:formula="of:=[.B3] * ([.B4]*[.E6] + (1-[.B4])*[.F6])+(1 - [.B3])*[.G6]" office:value-type="float" office:value="12.5577262809482" calcext:value-type="float">
            <text:p>12.5577262809482</text:p>
          </table:table-cell>
          <table:table-cell/>
          <table:table-cell table:formula="of:=[.D6]" office:value-type="float" office:value="520" calcext:value-type="float">
            <text:p>520</text:p>
          </table:table-cell>
          <table:table-cell table:formula="of:=ROUND(POWER(1-[.H6]/100;[.B6]*2)*10000)/10000" office:value-type="float" office:value="0.5846" calcext:value-type="float">
            <text:p>0.5846</text:p>
          </table:table-cell>
        </table:table-row>
        <table:table-row table:style-name="ro1">
          <table:table-cell table:number-columns-repeated="3"/>
          <table:table-cell office:value-type="float" office:value="560" calcext:value-type="float">
            <text:p>560</text:p>
          </table:table-cell>
          <table:table-cell table:formula="of:=6.6* POWER(10;10 )*POWER( [.D7];-3.33)" office:value-type="float" office:value="46.5669512625049" calcext:value-type="float">
            <text:p>46.5669512625049</text:p>
          </table:table-cell>
          <table:table-cell table:formula="of:=6.6* POWER(10;10 )*POWER( [.D7];-4.75)" office:value-type="float" office:value="0.00582976176121183" calcext:value-type="float">
            <text:p>0.00582976176121183</text:p>
          </table:table-cell>
          <table:table-cell table:formula="of:=0.0244 + 8.53 *EXP(-([.D7]-154)/66.2 )" office:value-type="float" office:value="0.0429119066338386" calcext:value-type="float">
            <text:p>0.0429119066338386</text:p>
          </table:table-cell>
          <table:table-cell table:formula="of:=[.B3] * ([.B4]*[.E7] + (1-[.B4])*[.F7])+(1 - [.B3])*[.G7]" office:value-type="float" office:value="9.80962277832821" calcext:value-type="float">
            <text:p>9.80962277832821</text:p>
          </table:table-cell>
          <table:table-cell/>
          <table:table-cell table:formula="of:=[.D7]" office:value-type="float" office:value="560" calcext:value-type="float">
            <text:p>560</text:p>
          </table:table-cell>
          <table:table-cell table:formula="of:=ROUND(POWER(1-[.H7]/100;[.B6]*2)*10000)/10000" office:value-type="float" office:value="0.6617" calcext:value-type="float">
            <text:p>0.6617</text:p>
          </table:table-cell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table:formula="of:=6.6* POWER(10;10 )*POWER( [.D8];-3.33)" office:value-type="float" office:value="37.0083967876175" calcext:value-type="float">
            <text:p>37.0083967876175</text:p>
          </table:table-cell>
          <table:table-cell table:formula="of:=6.6* POWER(10;10 )*POWER( [.D8];-4.75)" office:value-type="float" office:value="0.0042007370402961" calcext:value-type="float">
            <text:p>0.0042007370402961</text:p>
          </table:table-cell>
          <table:table-cell table:formula="of:=0.0244 + 8.53 *EXP(-([.D8]-154)/66.2 )" office:value-type="float" office:value="0.0345166696086181" calcext:value-type="float">
            <text:p>0.0345166696086181</text:p>
          </table:table-cell>
          <table:table-cell table:formula="of:=[.B3] * ([.B4]*[.E8] + (1-[.B4])*[.F8])+(1 - [.B3])*[.G8]" office:value-type="float" office:value="7.79630306045933" calcext:value-type="float">
            <text:p>7.79630306045933</text:p>
          </table:table-cell>
          <table:table-cell/>
          <table:table-cell table:formula="of:=[.D8]" office:value-type="float" office:value="600" calcext:value-type="float">
            <text:p>600</text:p>
          </table:table-cell>
          <table:table-cell table:formula="of:=ROUND(POWER(1-[.H8]/100;[.B6]*2)*10000)/10000" office:value-type="float" office:value="0.7228" calcext:value-type="float">
            <text:p>0.7228</text:p>
          </table:table-cell>
        </table:table-row>
        <table:table-row table:style-name="ro1">
          <table:table-cell table:number-columns-repeated="3"/>
          <table:table-cell office:value-type="float" office:value="640" calcext:value-type="float">
            <text:p>640</text:p>
          </table:table-cell>
          <table:table-cell table:formula="of:=6.6* POWER(10;10 )*POWER( [.D9];-3.33)" office:value-type="float" office:value="29.8513943820758" calcext:value-type="float">
            <text:p>29.8513943820758</text:p>
          </table:table-cell>
          <table:table-cell table:formula="of:=6.6* POWER(10;10 )*POWER( [.D9];-4.75)" office:value-type="float" office:value="0.00309164100732929" calcext:value-type="float">
            <text:p>0.00309164100732929</text:p>
          </table:table-cell>
          <table:table-cell table:formula="of:=0.0244 + 8.53 *EXP(-([.D9]-154)/66.2 )" office:value-type="float" office:value="0.0299287121955797" calcext:value-type="float">
            <text:p>0.0299287121955797</text:p>
          </table:table-cell>
          <table:table-cell table:formula="of:=[.B3] * ([.B4]*[.E9] + (1-[.B4])*[.F9])+(1 - [.B3])*[.G9]" office:value-type="float" office:value="6.29002116646348" calcext:value-type="float">
            <text:p>6.29002116646348</text:p>
          </table:table-cell>
          <table:table-cell/>
          <table:table-cell table:formula="of:=[.D9]" office:value-type="float" office:value="640" calcext:value-type="float">
            <text:p>640</text:p>
          </table:table-cell>
          <table:table-cell table:formula="of:=ROUND(POWER(1-[.H9]/100;[.B6]*2)*10000)/10000" office:value-type="float" office:value="0.7712" calcext:value-type="float">
            <text:p>0.7712</text:p>
          </table:table-cell>
        </table:table-row>
        <table:table-row table:style-name="ro1">
          <table:table-cell table:number-columns-repeated="3"/>
          <table:table-cell office:value-type="float" office:value="680" calcext:value-type="float">
            <text:p>680</text:p>
          </table:table-cell>
          <table:table-cell table:formula="of:=6.6* POWER(10;10 )*POWER( [.D10];-3.33)" office:value-type="float" office:value="24.394350316094" calcext:value-type="float">
            <text:p>24.394350316094</text:p>
          </table:table-cell>
          <table:table-cell table:formula="of:=6.6* POWER(10;10 )*POWER( [.D10];-4.75)" office:value-type="float" office:value="0.00231807028683387" calcext:value-type="float">
            <text:p>0.00231807028683387</text:p>
          </table:table-cell>
          <table:table-cell table:formula="of:=0.0244 + 8.53 *EXP(-([.D10]-154)/66.2 )" office:value-type="float" office:value="0.0274214151221775" calcext:value-type="float">
            <text:p>0.0274214151221775</text:p>
          </table:table-cell>
          <table:table-cell table:formula="of:=[.B3] * ([.B4]*[.E10] + (1-[.B4])*[.F10])+(1 - [.B3])*[.G10]" office:value-type="float" office:value="5.14221718329107" calcext:value-type="float">
            <text:p>5.14221718329107</text:p>
          </table:table-cell>
          <table:table-cell/>
          <table:table-cell table:formula="of:=[.D10]" office:value-type="float" office:value="680" calcext:value-type="float">
            <text:p>680</text:p>
          </table:table-cell>
          <table:table-cell table:formula="of:=ROUND(POWER(1-[.H10]/100;[.B6]*2)*10000)/10000" office:value-type="float" office:value="0.8096" calcext:value-type="float">
            <text:p>0.8096</text:p>
          </table:table-cell>
        </table:table-row>
        <table:table-row table:style-name="ro1">
          <table:table-cell table:number-columns-repeated="3"/>
          <table:table-cell office:value-type="float" office:value="720" calcext:value-type="float">
            <text:p>720</text:p>
          </table:table-cell>
          <table:table-cell table:formula="of:=6.6* POWER(10;10 )*POWER( [.D11];-3.33)" office:value-type="float" office:value="20.1663231629042" calcext:value-type="float">
            <text:p>20.1663231629042</text:p>
          </table:table-cell>
          <table:table-cell table:formula="of:=6.6* POWER(10;10 )*POWER( [.D11];-4.75)" office:value-type="float" office:value="0.00176691060543655" calcext:value-type="float">
            <text:p>0.00176691060543655</text:p>
          </table:table-cell>
          <table:table-cell table:formula="of:=0.0244 + 8.53 *EXP(-([.D11]-154)/66.2 )" office:value-type="float" office:value="0.0260511891047289" calcext:value-type="float">
            <text:p>0.0260511891047289</text:p>
          </table:table-cell>
          <table:table-cell table:formula="of:=[.B3] * ([.B4]*[.E11] + (1-[.B4])*[.F11])+(1 - [.B3])*[.G11]" office:value-type="float" office:value="4.25332271853769" calcext:value-type="float">
            <text:p>4.25332271853769</text:p>
          </table:table-cell>
          <table:table-cell/>
          <table:table-cell table:formula="of:=[.D11]" office:value-type="float" office:value="720" calcext:value-type="float">
            <text:p>720</text:p>
          </table:table-cell>
          <table:table-cell table:formula="of:=ROUND(POWER(1-[.H11]/100;[.B6]*2)*10000)/10000" office:value-type="float" office:value="0.8404" calcext:value-type="float">
            <text:p>0.8404</text:p>
          </table:table-cell>
        </table:table-row>
        <table:table-row table:style-name="ro1">
          <table:table-cell table:number-columns-repeated="3"/>
          <table:table-cell office:value-type="float" office:value="760" calcext:value-type="float">
            <text:p>760</text:p>
          </table:table-cell>
          <table:table-cell table:formula="of:=6.6* POWER(10;10 )*POWER( [.D12];-3.33)" office:value-type="float" office:value="16.8435904574278" calcext:value-type="float">
            <text:p>16.8435904574278</text:p>
          </table:table-cell>
          <table:table-cell table:formula="of:=6.6* POWER(10;10 )*POWER( [.D12];-4.75)" office:value-type="float" office:value="0.00136671944128801" calcext:value-type="float">
            <text:p>0.00136671944128801</text:p>
          </table:table-cell>
          <table:table-cell table:formula="of:=0.0244 + 8.53 *EXP(-([.D12]-154)/66.2 )" office:value-type="float" office:value="0.0253023670529624" calcext:value-type="float">
            <text:p>0.0253023670529624</text:p>
          </table:table-cell>
          <table:table-cell table:formula="of:=[.B3] * ([.B4]*[.E12] + (1-[.B4])*[.F12])+(1 - [.B3])*[.G12]" office:value-type="float" office:value="3.55498865774664" calcext:value-type="float">
            <text:p>3.55498865774664</text:p>
          </table:table-cell>
          <table:table-cell/>
          <table:table-cell table:formula="of:=[.D12]" office:value-type="float" office:value="760" calcext:value-type="float">
            <text:p>760</text:p>
          </table:table-cell>
          <table:table-cell table:formula="of:=ROUND(POWER(1-[.H12]/100;[.B6]*2)*10000)/10000" office:value-type="float" office:value="0.8652" calcext:value-type="float">
            <text:p>0.8652</text:p>
          </table:table-cell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table:formula="of:=6.6* POWER(10;10 )*POWER( [.D13];-3.33)" office:value-type="float" office:value="14.1988862131688" calcext:value-type="float">
            <text:p>14.1988862131688</text:p>
          </table:table-cell>
          <table:table-cell table:formula="of:=6.6* POWER(10;10 )*POWER( [.D13];-4.75)" office:value-type="float" office:value="0.00107118996947745" calcext:value-type="float">
            <text:p>0.00107118996947745</text:p>
          </table:table-cell>
          <table:table-cell table:formula="of:=0.0244 + 8.53 *EXP(-([.D13]-154)/66.2 )" office:value-type="float" office:value="0.0248931393357309" calcext:value-type="float">
            <text:p>0.0248931393357309</text:p>
          </table:table-cell>
          <table:table-cell table:formula="of:=[.B3] * ([.B4]*[.E13] + (1-[.B4])*[.F13])+(1 - [.B3])*[.G13]" office:value-type="float" office:value="2.99928770939772" calcext:value-type="float">
            <text:p>2.99928770939772</text:p>
          </table:table-cell>
          <table:table-cell/>
          <table:table-cell table:formula="of:=[.D13]" office:value-type="float" office:value="800" calcext:value-type="float">
            <text:p>800</text:p>
          </table:table-cell>
          <table:table-cell table:formula="of:=ROUND(POWER(1-[.H13]/100;[.B6]*2)*10000)/10000" office:value-type="float" office:value="0.8853" calcext:value-type="float">
            <text:p>0.8853</text:p>
          </table:table-cell>
        </table:table-row>
        <table:table-row table:style-name="ro1">
          <table:table-cell table:number-columns-repeated="3"/>
          <table:table-cell office:value-type="float" office:value="840" calcext:value-type="float">
            <text:p>840</text:p>
          </table:table-cell>
          <table:table-cell table:formula="of:=6.6* POWER(10;10 )*POWER( [.D14];-3.33)" office:value-type="float" office:value="12.0696287813316" calcext:value-type="float">
            <text:p>12.0696287813316</text:p>
          </table:table-cell>
          <table:table-cell table:formula="of:=6.6* POWER(10;10 )*POWER( [.D14];-4.75)" office:value-type="float" office:value="0.000849605522606543" calcext:value-type="float">
            <text:p>0.000849605522606543</text:p>
          </table:table-cell>
          <table:table-cell table:formula="of:=0.0244 + 8.53 *EXP(-([.D14]-154)/66.2 )" office:value-type="float" office:value="0.0246694983196103" calcext:value-type="float">
            <text:p>0.0246694983196103</text:p>
          </table:table-cell>
          <table:table-cell table:formula="of:=[.B3] * ([.B4]*[.E14] + (1-[.B4])*[.F14])+(1 - [.B3])*[.G14]" office:value-type="float" office:value="2.55196715740041" calcext:value-type="float">
            <text:p>2.55196715740041</text:p>
          </table:table-cell>
          <table:table-cell/>
          <table:table-cell table:formula="of:=[.D14]" office:value-type="float" office:value="840" calcext:value-type="float">
            <text:p>840</text:p>
          </table:table-cell>
          <table:table-cell table:formula="of:=ROUND(POWER(1-[.H14]/100;[.B6]*2)*10000)/10000" office:value-type="float" office:value="0.9018" calcext:value-type="float">
            <text:p>0.9018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 table:number-columns-spanned="2" table:number-rows-spanned="1">
            <text:p>↑please copy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2:22:21.381537745</meta:creation-date>
    <dc:date>2025-05-30T17:25:51.481324973</dc:date>
    <meta:editing-duration>PT40M41S</meta:editing-duration>
    <meta:editing-cycles>8</meta:editing-cycles>
    <meta:generator>LibreOffice/7.3.7.2$Linux_X86_64 LibreOffice_project/30$Build-2</meta:generator>
    <meta:document-statistic meta:table-count="1" meta:cell-count="109" meta:object-count="0"/>
  </office:meta>
</office:document-meta>
</file>